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3e0e" officeooo:paragraph-rsid="00173e0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E 3024 – WEB MINING LAB </text:p>
      <text:p text:style-name="P1">L – 33.34</text:p>
      <text:p text:style-name="P1">DHRUBANKA DUTTA – 17BCE1019</text:p>
      <text:p text:style-name="P1">TOPIC : PAGE RANKING PROGRAM</text:p>
      <text:p text:style-name="P1"/>
      <text:p text:style-name="P1">CODE: </text:p>
      <text:p text:style-name="P1"/>
      <text:p text:style-name="P1">def ranker():</text:p>
      <text:p text:style-name="P1"><text:s text:c="4"/></text:p>
      <text:p text:style-name="P1"><text:s text:c="4"/>d = 0.5 #default taken</text:p>
      <text:p text:style-name="P1"><text:s text:c="4"/>n = int(input('Enter number of sites: ')) # number of sites</text:p>
      <text:p text:style-name="P1"><text:s text:c="4"/>netGraph = [[0 for x in range(n)] for y in range(n)] #initialise graph</text:p>
      <text:p text:style-name="P1"><text:s text:c="4"/>PR = [ 1 for x in range(n)] #initially all page ranks =1</text:p>
      <text:p text:style-name="P1"><text:s text:c="4"/>numOut = [] #number of outgoing sites for each site</text:p>
      <text:p text:style-name="P1"><text:s text:c="4"/></text:p>
      <text:p text:style-name="P1"><text:s text:c="4"/>for i in range(0,n):</text:p>
      <text:p text:style-name="P1"><text:s text:c="8"/>for j in range(0,n):</text:p>
      <text:p text:style-name="P1"><text:s text:c="12"/>print('Enter 1 if site '+str(i)+' directs to site '+str(j))</text:p>
      <text:p text:style-name="P1"><text:s text:c="12"/>num = int(input())</text:p>
      <text:p text:style-name="P1"><text:s text:c="12"/>netGraph[i][j] = num</text:p>
      <text:p text:style-name="P1"/>
      <text:p text:style-name="P1"><text:s text:c="4"/>print('The Network Graph is : \n')</text:p>
      <text:p text:style-name="P1"><text:s text:c="4"/>for x in netGraph:</text:p>
      <text:p text:style-name="P1"><text:s text:c="8"/>print(*x, sep=" ")</text:p>
      <text:p text:style-name="P1"/>
      <text:p text:style-name="P1"><text:s text:c="4"/>for i in netGraph:</text:p>
      <text:p text:style-name="P1"><text:s text:c="8"/>numOut.append(i.count(1)) # store number of outgoing sites</text:p>
      <text:p text:style-name="P1"/>
      <text:p text:style-name="P1"><text:s text:c="4"/>print('\nThe number of outgoing sites for each site is\n')</text:p>
      <text:p text:style-name="P1"><text:s text:c="4"/>for num in range(n):</text:p>
      <text:p text:style-name="P1"><text:s text:c="8"/>print('Site '+str(num)+' : '+str(numOut[num]))</text:p>
      <text:p text:style-name="P1"/>
      <text:p text:style-name="P1"><text:s text:c="4"/>print('\n')</text:p>
      <text:p text:style-name="P1"><text:s text:c="4"/>for iteration in range(n):</text:p>
      <text:p text:style-name="P1"><text:s text:c="8"/>for site in range(n):</text:p>
      <text:p text:style-name="P1"><text:s text:c="12"/>subject = netGraph[iteration][site]</text:p>
      <text:p text:style-name="P1"><text:s text:c="12"/>if netGraph[iteration][site] == 1:</text:p>
      <text:p text:style-name="P1"><text:s text:c="16"/>PR[subject] = (1-d)+d*(PR[site]/numOut[site])</text:p>
      <text:p text:style-name="P1"><text:s text:c="8"/>print(PR)</text:p>
      <text:p text:style-name="P1"/>
      <text:p text:style-name="P1"><text:s text:c="4"/>print('\n The rank of the pages are:')</text:p>
      <text:p text:style-name="P1"><text:s text:c="4"/>for rank in PR:</text:p>
      <text:p text:style-name="P1"><text:s text:c="8"/>print(rank)</text:p>
      <text:p text:style-name="P1"/>
      <text:p text:style-name="P1">ranker(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OUTPUT: </text:p>
      <text:p text:style-name="P1"/>
      <text:p text:style-name="P1">Enter number of sites: 3</text:p>
      <text:p text:style-name="P1">Enter 1 if site 0 directs to site 0</text:p>
      <text:p text:style-name="P1">0</text:p>
      <text:p text:style-name="P1">Enter 1 if site 0 directs to site 1</text:p>
      <text:p text:style-name="P1">1</text:p>
      <text:p text:style-name="P1">Enter 1 if site 0 directs to site 2</text:p>
      <text:p text:style-name="P1">1</text:p>
      <text:p text:style-name="P1">Enter 1 if site 1 directs to site 0</text:p>
      <text:p text:style-name="P1">0</text:p>
      <text:p text:style-name="P1">Enter 1 if site 1 directs to site 1</text:p>
      <text:p text:style-name="P1">0</text:p>
      <text:p text:style-name="P1">Enter 1 if site 1 directs to site 2</text:p>
      <text:p text:style-name="P1">1</text:p>
      <text:p text:style-name="P1">Enter 1 if site 2 directs to site 0</text:p>
      <text:p text:style-name="P1">1</text:p>
      <text:p text:style-name="P1">Enter 1 if site 2 directs to site 1</text:p>
      <text:p text:style-name="P1">0</text:p>
      <text:p text:style-name="P1">Enter 1 if site 2 directs to site 2</text:p>
      <text:p text:style-name="P1">0</text:p>
      <text:p text:style-name="P1">The Network Graph is : </text:p>
      <text:p text:style-name="P1"/>
      <text:p text:style-name="P1">0 1 1</text:p>
      <text:p text:style-name="P1">0 0 1</text:p>
      <text:p text:style-name="P1">1 0 0</text:p>
      <text:p text:style-name="P1"/>
      <text:p text:style-name="P1">The number of outgoing sites for each site is</text:p>
      <text:p text:style-name="P1"/>
      <text:p text:style-name="P1">Site 0 : 2</text:p>
      <text:p text:style-name="P1">Site 1 : 1</text:p>
      <text:p text:style-name="P1">Site 2 : 1</text:p>
      <text:p text:style-name="P1">[1, 1.0, 1]</text:p>
      <text:p text:style-name="P1">[1, 1.0, 1]</text:p>
      <text:p text:style-name="P1">[1, 0.75, 1]</text:p>
      <text:p text:style-name="P1"/>
      <text:p text:style-name="P1">The ranks of the pages are:</text:p>
      <text:p text:style-name="P1"><text:s/></text:p>
      <text:p text:style-name="P1">1</text:p>
      <text:p text:style-name="P1">0.75</text:p>
      <text:p text:style-name="P1">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11:34:40.152765670</meta:creation-date>
    <dc:date>2018-12-11T11:40:25.608243689</dc:date>
    <meta:editing-duration>PT5M49S</meta:editing-duration>
    <meta:editing-cycles>1</meta:editing-cycles>
    <meta:document-statistic meta:table-count="0" meta:image-count="0" meta:object-count="0" meta:page-count="2" meta:paragraph-count="73" meta:word-count="316" meta:character-count="1764" meta:non-whitespace-character-count="1310"/>
    <meta:generator>LibreOffice/6.0.6.2$Linux_X86_64 LibreOffice_project/00m0$Build-2</meta:generator>
  </office:meta>
</office:document-meta>
</file>